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24 Oct. 2025</text:span></text:p>
      <text:p text:style-name="Normal"/>
      <text:p text:style-name="Normal">There once stood still a box. No matter how hard I tried, it wouldn’t open – so all I did, was watch.</text:p>
      <text:p text:style-name="Normal"> <text:s text:c="1"/>I had a fear there was a reason it’s so tightly closed. I feared something would happen if I did nothing.</text:p>
      <text:p text:style-name="Normal">But all I could, was watch.</text:p>
      <text:p text:style-name="Normal"> <text:s text:c="1"/>No matter how long I kept on it my eye, it wouldn’t change a lot: It’s the same box I was always watching, so it did not matter how curious I am, it was wrong to try and open.</text:p>
      <text:p text:style-name="Normal"> <text:s text:c="1"/>What if I broke the key? It did not matter what’s inside: It’s a box I’ve always seen. So what’s the point in trying?</text:p>
      <text:p text:style-name="Normal"> <text:s text:c="1"/>What if I broke the lock?</text:p>
      <text:p text:style-name="Normal">Hence, all I did, was leave it behind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